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REST API with SpringBoot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23-12-18" calcext:value-type="date" table:number-columns-spanned="1" table:number-rows-spanned="5">
            <text:p>18/12/23</text:p>
          </table:table-cell>
        </table:table-row>
        <table:table-row table:style-name="ro2">
          <table:table-cell office:value-type="string" calcext:value-type="string">
            <text:p>Designing REST API for Social Media App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Implementing methods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Implementing Exception Handling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Generic Exception Handling</text:p>
          </table:table-cell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7:51:47.6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8T17:56:52.031000000</dc:date>
    <meta:editing-duration>P1DT21H55M59S</meta:editing-duration>
    <meta:editing-cycles>56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